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1" svg:font-family="Arial, helvetica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P3" style:family="paragraph" style:parent-style-name="Standard" style:list-style-name="L1">
      <style:text-properties style:font-name="Arial" fo:font-size="10pt" style:font-size-asian="10pt" style:font-size-complex="10pt"/>
    </style:style>
    <style:style style:name="P4" style:family="paragraph" style:parent-style-name="Standard" style:list-style-name="L2">
      <style:text-properties style:font-name="Arial" fo:font-size="10pt" style:font-size-asian="10pt" style:font-size-complex="10pt"/>
    </style:style>
    <style:style style:name="P5" style:family="paragraph" style:parent-style-name="Standard" style:list-style-name="L3">
      <style:text-properties style:font-name="Arial" fo:font-size="10pt" style:font-size-asian="10pt" style:font-size-complex="10pt"/>
    </style:style>
    <style:style style:name="P6" style:family="paragraph" style:parent-style-name="Standard" style:list-style-name="L4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 style:list-style-name="L5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9" style:family="paragraph" style:parent-style-name="Standard" style:list-style-name="L6"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10" style:family="paragraph" style:parent-style-name="Standard" style:list-style-name="L7">
      <style:text-properties fo:font-variant="normal" fo:text-transform="none" fo:color="#000000" style:font-name="Arial1" fo:font-size="10pt" fo:letter-spacing="normal" fo:font-style="normal" fo:font-weight="normal" style:font-size-asian="10pt" style:font-size-complex="10pt"/>
    </style:style>
    <style:style style:name="P11" style:family="paragraph" style:parent-style-name="Standard">
      <style:text-properties fo:font-variant="normal" fo:text-transform="none" fo:color="#000000" style:font-name="Arial1" fo:font-size="9.75pt" fo:letter-spacing="normal" fo:font-style="normal" fo:font-weight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s questions auxquelles je souhaiterai répondre :</text:p>
      <text:p text:style-name="P1"/>
      <text:list xml:id="list375662864066256848" text:style-name="L1">
        <text:list-item>
          <text:p text:style-name="P3">Les sages-femmes qui travaillent depuis plus de 10 ans ont-elles de meilleures connaissances concernant l'allaitement maternel et le végétarisme comparé à celles qui travaillent depuis moins de 10 ans ?</text:p>
        </text:list-item>
      </text:list>
      <text:p text:style-name="P1"/>
      <text:list xml:id="list3049313852662241144" text:style-name="L2">
        <text:list-item>
          <text:p text:style-name="P4">Idem, les sages-femmes possédant une formation sur l'allaitement ou la diététique ont-elles de meilleures connaissances que celles qui n'en ont pas ?</text:p>
        </text:list-item>
      </text:list>
      <text:p text:style-name="P1"/>
      <text:list xml:id="list1085166889869582219" text:style-name="L3">
        <text:list-item>
          <text:p text:style-name="P5">Et entre les sages-femmes libérales, de PMI et hospitalières, y a-t'il aussi un différences significative concernant leur connaissances ?</text:p>
        </text:list-item>
      </text:list>
      <text:p text:style-name="P1"/>
      <text:p text:style-name="P1">(Cela concerne les questions 8, 10 et 11 de mon questionnaire)</text:p>
      <text:p text:style-name="P1"/>
      <text:p text:style-name="P1"/>
      <text:list xml:id="list5354373541403342200" text:style-name="L4">
        <text:list-item>
          <text:p text:style-name="P6">Les sages-femmes ayant répondu qu'elles n'avaient pas rencontrées de femmes végétariennes durant les deux dernières années sont-elles significativement plus nombreuses à ne pas demander si la femme suit un régime particuliers comparé à celles qui en ont rencontré 5 ou plus ?</text:p>
        </text:list-item>
      </text:list>
      <text:p text:style-name="P1"/>
      <text:p text:style-name="P1"/>
      <text:p text:style-name="P1">Sachant que les réponses justes aux différentes questions sont les suivantes :</text:p>
      <text:p text:style-name="P1"/>
      <text:p text:style-name="P1">Question 8 :</text:p>
      <text:list xml:id="list2315578253594374547" text:style-name="L5">
        <text:list-item>
          <text:p text:style-name="P7">Fer</text:p>
        </text:list-item>
        <text:list-item>
          <text:p text:style-name="P7">Vitamine D</text:p>
        </text:list-item>
        <text:list-item>
          <text:p text:style-name="P7">Oméga 3</text:p>
        </text:list-item>
        <text:list-item>
          <text:p text:style-name="P7">Vitamine B12</text:p>
        </text:list-item>
        <text:list-item>
          <text:p text:style-name="P7">Zinc</text:p>
        </text:list-item>
        <text:list-item>
          <text:p text:style-name="P7">Iode</text:p>
        </text:list-item>
      </text:list>
      <text:p text:style-name="P1"/>
      <text:p text:style-name="P1"/>
      <text:p text:style-name="P1">Question 10 :</text:p>
      <text:list xml:id="list3363555418329703992" text:style-name="L6">
        <text:list-item>
          <text:p text:style-name="P9">Vitamin B-6</text:p>
        </text:list-item>
        <text:list-item>
          <text:p text:style-name="P9">Vitamin B-12</text:p>
        </text:list-item>
        <text:list-item>
          <text:p text:style-name="P9">Iode</text:p>
        </text:list-item>
        <text:list-item>
          <text:p text:style-name="P9">Selenium</text:p>
        </text:list-item>
      </text:list>
      <text:p text:style-name="P8"/>
      <text:p text:style-name="P8"/>
      <text:p text:style-name="P8">Question 11 :</text:p>
      <text:list xml:id="list106410738373275076" text:style-name="L7">
        <text:list-item>
          <text:p text:style-name="P10">Retard de croissance</text:p>
        </text:list-item>
        <text:list-item>
          <text:p text:style-name="P10">Manifestations neurologiques</text:p>
        </text:list-item>
        <text:list-item>
          <text:p text:style-name="P10">Manifestations comportementales</text:p>
        </text:list-item>
      </text:list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1" svg:font-family="Arial, helvetica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h ORTH</meta:initial-creator>
    <meta:creation-date>2016-01-27T15:56:16.73</meta:creation-date>
    <dc:date>2016-01-28T16:20:01.81</dc:date>
    <dc:creator>Sarah ORTH</dc:creator>
    <meta:editing-duration>PT5H9S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23" meta:word-count="191" meta:character-count="1162" meta:non-whitespace-character-count="1011"/>
  </office:meta>
</office:document-meta>
</file>